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73in"/>
    </style:style>
    <style:style style:name="co3" style:family="table-column">
      <style:table-column-properties fo:break-before="auto" style:column-width="1.3953in"/>
    </style:style>
    <style:style style:name="co4" style:family="table-column">
      <style:table-column-properties fo:break-before="auto" style:column-width="1.602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6008in"/>
    </style:style>
    <style:style style:name="co8" style:family="table-column">
      <style:table-column-properties fo:break-before="auto" style:column-width="1.863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5"/>
          <table:table-cell office:value-type="string">
            <text:p>created</text:p>
          </table:table-cell>
          <table:table-cell office:value-type="string">
            <text:p>finished</text:p>
          </table:table-cell>
          <table:table-cell office:value-type="string">
            <text:p>what to do</text:p>
          </table:table-cell>
        </table:table-row>
        <table:table-row table:style-name="ro1">
          <table:table-cell/>
          <table:table-cell office:value-type="string">
            <text:p>GsoC (Python_Tutorials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utorials.r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ETTING_UP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 Windows</text:p>
          </table:table-cell>
          <table:table-cell/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binary compilation</text:p>
          </table:table-cell>
        </table:table-row>
        <table:table-row table:style-name="ro1">
          <table:table-cell table:number-columns-repeated="3"/>
          <table:table-cell office:value-type="string">
            <text:p>in Fedora</text:p>
          </table:table-cell>
          <table:table-cell>
            <office:annotation draw:style-name="gr1" draw:text-style-name="P1" svg:width="1.1413in" svg:height="0.3902in" svg:x="7.0756in" svg:y="0.2496in" draw:caption-point-x="-0.2402in" draw:caption-point-y="0.5945in">
              <dc:date>2013-06-07T00:00:00</dc:date>
              <text:p text:style-name="P1">Ipython</text:p>
              <text:p text:style-name="P1">3D plotting</text:p>
            </office:annotation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binary compilation</text:p>
          </table:table-cell>
        </table:table-row>
        <table:table-row table:style-name="ro1">
          <table:table-cell table:number-columns-repeated="2"/>
          <table:table-cell office:value-type="string">
            <text:p>GU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mage R/W/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ideo R/W/S</text:p>
          </table:table-cell>
          <table:table-cell/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need to be done in windows</text:p>
          </table:table-cell>
        </table:table-row>
        <table:table-row table:style-name="ro1">
          <table:table-cell table:number-columns-repeated="3"/>
          <table:table-cell office:value-type="string">
            <text:p>Drawing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office:value-type="string">
            <text:p>check ellipse</text:p>
          </table:table-cell>
        </table:table-row>
        <table:table-row table:style-name="ro1">
          <table:table-cell table:number-columns-repeated="3"/>
          <table:table-cell office:value-type="string">
            <text:p>mouse_handling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office:value-type="string">
            <text:p>check flags</text:p>
          </table:table-cell>
        </table:table-row>
        <table:table-row table:style-name="ro1">
          <table:table-cell table:number-columns-repeated="3"/>
          <table:table-cell office:value-type="string">
            <text:p>trackbar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OR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ixel Ops</text:p>
          </table:table-cell>
          <table:table-cell office:value-type="string">
            <office:annotation draw:style-name="gr1" draw:text-style-name="P1" svg:width="1.1413in" svg:height="0.7012in" svg:x="7.0756in" svg:y="1.5941in" draw:caption-point-x="-0.2402in" draw:caption-point-y="0.5945in">
              <dc:date>2013-06-06T00:00:00</dc:date>
              <text:p text:style-name="P1"><text:span text:style-name="T1">ROI,</text:span></text:p>
              <text:p text:style-name="P1"><text:span text:style-name="T1">Layer splitting</text:span></text:p>
              <text:p text:style-name="P1"><text:span text:style-name="T1">Layer merging</text:span></text:p>
              <text:p text:style-name="P1"><text:span text:style-name="T1"/></text:p>
            </office:annotation>
            <text:p>ROI</text:p>
          </table:table-cell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rithmetic operations</text:p>
          </table:table-cell>
          <table:table-cell office:value-type="string">
            <text:p>blending, padd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geometric transform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ime measurement</text:p>
          </table:table-cell>
          <table:table-cell office:value-type="string">
            <text:p>perf issue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ATHS TOOLS</text:p>
          </table:table-cell>
          <table:table-cell office:value-type="string">
            <text:p>PC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SIC IMAGE OP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lor_space</text:p>
          </table:table-cell>
          <table:table-cell office:value-type="string">
            <text:p>object_tracking</text:p>
          </table:table-cell>
          <table:table-cell office:value-type="string">
            <text:p>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thresholding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ILTERING</text:p>
          </table:table-cell>
          <table:table-cell office:value-type="string">
            <text:p>filter2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moothing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Gradie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Edge Detection </text:p>
          </table:table-cell>
          <table:table-cell office:value-type="string">
            <text:p>Cann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yramid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ISTOGRAM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NTOUR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OBJ _ DETECTION</text:p>
          </table:table-cell>
          <table:table-cell office:value-type="string">
            <text:p>Hough Lin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Hough Circl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ch Templat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MAGE TRANSFORMS</text:p>
          </table:table-cell>
          <table:table-cell office:value-type="string">
            <text:p>df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dc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distance transform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integ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atershe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rabcu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/00/0000</text:date>, <text:time style:data-style-name="N2" text:time-value="0000-00-00T09:52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7T09:54:24</dc:date>
    <dc:creator>abidrahmank </dc:creator>
    <meta:generator>LibreOffice/3.6$Linux_X86_64 LibreOffice_project/360m1$Build-2</meta:generator>
    <meta:editing-duration>PT6H34M16S</meta:editing-duration>
    <meta:editing-cycles>6</meta:editing-cycles>
    <meta:document-statistic meta:table-count="1" meta:cell-count="69" meta:object-count="0"/>
  </office:meta>
</office:document-meta>
</file>